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2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ce18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0"/>
          <table:table-cell table:style-name="ce23" table:number-columns-repeated="4"/>
        </table:table-row>
      </table:table>
      <table:table table:name="NN" table:style-name="ta1">
        <table:table-column table:style-name="co3" table:default-cell-style-name="ce18"/>
        <table:table-column table:style-name="co4" table:default-cell-style-name="ce21"/>
        <table:table-column table:style-name="co5" table:number-columns-repeated="3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06306872276125" calcext:value-type="float">
            <text:p>0.050631</text:p>
          </table:table-cell>
          <table:table-cell office:value-type="float" office:value="22.1718746785689" calcext:value-type="float">
            <text:p>22.171875</text:p>
          </table:table-cell>
          <table:table-cell office:value-type="float" office:value="5.50361102350561" calcext:value-type="float">
            <text:p>5.503611</text:p>
          </table:table-cell>
          <table:table-cell office:value-type="float" office:value="4.35362304029104" calcext:value-type="float">
            <text:p>4.35362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97667479006091" calcext:value-type="float">
            <text:p>0.002977</text:p>
          </table:table-cell>
          <table:table-cell office:value-type="float" office:value="15.8619979438124" calcext:value-type="float">
            <text:p>15.861998</text:p>
          </table:table-cell>
          <table:table-cell office:value-type="float" office:value="3.05315203091158" calcext:value-type="float">
            <text:p>3.053152</text:p>
          </table:table-cell>
          <table:table-cell office:value-type="float" office:value="2.40445878378855" calcext:value-type="float">
            <text:p>2.404459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06090523949536" calcext:value-type="float">
            <text:p>0.000206</text:p>
          </table:table-cell>
          <table:table-cell office:value-type="float" office:value="10.6724805041908" calcext:value-type="float">
            <text:p>10.672481</text:p>
          </table:table-cell>
          <table:table-cell office:value-type="float" office:value="1.7070467322232" calcext:value-type="float">
            <text:p>1.707047</text:p>
          </table:table-cell>
          <table:table-cell office:value-type="float" office:value="1.32957634485331" calcext:value-type="float">
            <text:p>1.32957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05054760982459" calcext:value-type="float">
            <text:p>0.000011</text:p>
          </table:table-cell>
          <table:table-cell office:value-type="float" office:value="6.59366336490061" calcext:value-type="float">
            <text:p>6.593663</text:p>
          </table:table-cell>
          <table:table-cell office:value-type="float" office:value="0.957794000778027" calcext:value-type="float">
            <text:p>0.957794</text:p>
          </table:table-cell>
          <table:table-cell office:value-type="float" office:value="0.740512862082547" calcext:value-type="float">
            <text:p>0.74051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64183006503305" calcext:value-type="float">
            <text:p>0.000000</text:p>
          </table:table-cell>
          <table:table-cell office:value-type="float" office:value="4.02765459249104" calcext:value-type="float">
            <text:p>4.027655</text:p>
          </table:table-cell>
          <table:table-cell office:value-type="float" office:value="0.537709536885459" calcext:value-type="float">
            <text:p>0.537710</text:p>
          </table:table-cell>
          <table:table-cell office:value-type="float" office:value="0.413857295930088" calcext:value-type="float">
            <text:p>0.41385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60635542260985" calcext:value-type="float">
            <text:p>0.056064</text:p>
          </table:table-cell>
          <table:table-cell office:value-type="float" office:value="22.5998280293971" calcext:value-type="float">
            <text:p>22.599828</text:p>
          </table:table-cell>
          <table:table-cell office:value-type="float" office:value="5.50222036871877" calcext:value-type="float">
            <text:p>5.502220</text:p>
          </table:table-cell>
          <table:table-cell office:value-type="float" office:value="4.38490968469789" calcext:value-type="float">
            <text:p>4.384910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91717491417613" calcext:value-type="float">
            <text:p>0.002917</text:p>
          </table:table-cell>
          <table:table-cell office:value-type="float" office:value="16.4277425669878" calcext:value-type="float">
            <text:p>16.427743</text:p>
          </table:table-cell>
          <table:table-cell office:value-type="float" office:value="3.08060723557478" calcext:value-type="float">
            <text:p>3.080607</text:p>
          </table:table-cell>
          <table:table-cell office:value-type="float" office:value="2.42946306498251" calcext:value-type="float">
            <text:p>2.42946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98159434922074" calcext:value-type="float">
            <text:p>0.000198</text:p>
          </table:table-cell>
          <table:table-cell office:value-type="float" office:value="10.8382552802056" calcext:value-type="float">
            <text:p>10.838255</text:p>
          </table:table-cell>
          <table:table-cell office:value-type="float" office:value="1.75523114390541" calcext:value-type="float">
            <text:p>1.755231</text:p>
          </table:table-cell>
          <table:table-cell office:value-type="float" office:value="1.36224266174222" calcext:value-type="float">
            <text:p>1.362243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1935687627509" calcext:value-type="float">
            <text:p>0.000012</text:p>
          </table:table-cell>
          <table:table-cell office:value-type="float" office:value="6.88948921320479" calcext:value-type="float">
            <text:p>6.889489</text:p>
          </table:table-cell>
          <table:table-cell office:value-type="float" office:value="1.03932097512264" calcext:value-type="float">
            <text:p>1.039321</text:p>
          </table:table-cell>
          <table:table-cell office:value-type="float" office:value="0.797707335195363" calcext:value-type="float">
            <text:p>0.797707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829310447119092" calcext:value-type="float">
            <text:p>0.000001</text:p>
          </table:table-cell>
          <table:table-cell office:value-type="float" office:value="4.58807470604553" calcext:value-type="float">
            <text:p>4.588075</text:p>
          </table:table-cell>
          <table:table-cell office:value-type="float" office:value="0.670865157406752" calcext:value-type="float">
            <text:p>0.670865</text:p>
          </table:table-cell>
          <table:table-cell office:value-type="float" office:value="0.510166465876402" calcext:value-type="float">
            <text:p>0.51016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669167112893331" calcext:value-type="float">
            <text:p>0.066917</text:p>
          </table:table-cell>
          <table:table-cell office:value-type="float" office:value="26.6091688136737" calcext:value-type="float">
            <text:p>26.609169</text:p>
          </table:table-cell>
          <table:table-cell office:value-type="float" office:value="6.86535114586464" calcext:value-type="float">
            <text:p>6.865351</text:p>
          </table:table-cell>
          <table:table-cell office:value-type="float" office:value="5.29261676700265" calcext:value-type="float">
            <text:p>5.29261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488256567122357" calcext:value-type="float">
            <text:p>0.004883</text:p>
          </table:table-cell>
          <table:table-cell office:value-type="float" office:value="23.1249179910519" calcext:value-type="float">
            <text:p>23.124918</text:p>
          </table:table-cell>
          <table:table-cell office:value-type="float" office:value="5.05197172054313" calcext:value-type="float">
            <text:p>5.051972</text:p>
          </table:table-cell>
          <table:table-cell office:value-type="float" office:value="3.8352873219279" calcext:value-type="float">
            <text:p>3.835287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469921322415745" calcext:value-type="float">
            <text:p>0.000470</text:p>
          </table:table-cell>
          <table:table-cell office:value-type="float" office:value="22.3458839695404" calcext:value-type="float">
            <text:p>22.345884</text:p>
          </table:table-cell>
          <table:table-cell office:value-type="float" office:value="4.35215196308623" calcext:value-type="float">
            <text:p>4.352152</text:p>
          </table:table-cell>
          <table:table-cell office:value-type="float" office:value="3.28825204218872" calcext:value-type="float">
            <text:p>3.28825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360876851693748" calcext:value-type="float">
            <text:p>0.000036</text:p>
          </table:table-cell>
          <table:table-cell office:value-type="float" office:value="23.5885017957794" calcext:value-type="float">
            <text:p>23.588502</text:p>
          </table:table-cell>
          <table:table-cell office:value-type="float" office:value="4.10450327194328" calcext:value-type="float">
            <text:p>4.104503</text:p>
          </table:table-cell>
          <table:table-cell office:value-type="float" office:value="3.10138414453865" calcext:value-type="float">
            <text:p>3.10138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359500356907461" calcext:value-type="float">
            <text:p>0.000004</text:p>
          </table:table-cell>
          <table:table-cell office:value-type="float" office:value="25.6270899735918" calcext:value-type="float">
            <text:p>25.627090</text:p>
          </table:table-cell>
          <table:table-cell office:value-type="float" office:value="4.02606972929269" calcext:value-type="float">
            <text:p>4.026070</text:p>
          </table:table-cell>
          <table:table-cell office:value-type="float" office:value="3.04159911897219" calcext:value-type="float">
            <text:p>3.041599</text:p>
          </table:table-cell>
        </table:table-row>
      </table:table>
      <table:table table:name="KNN" table:style-name="ta1">
        <table:table-column table:style-name="co1" table:default-cell-style-name="ce18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381557166183635" calcext:value-type="float">
            <text:p>0.038156</text:p>
          </table:table-cell>
          <table:table-cell office:value-type="float" office:value="21.779227915651" calcext:value-type="float">
            <text:p>21.779228</text:p>
          </table:table-cell>
          <table:table-cell office:value-type="float" office:value="4.45498820328143" calcext:value-type="float">
            <text:p>4.454988</text:p>
          </table:table-cell>
          <table:table-cell office:value-type="float" office:value="3.9567064263902" calcext:value-type="float">
            <text:p>3.956706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09208618099453" calcext:value-type="float">
            <text:p>0.002092</text:p>
          </table:table-cell>
          <table:table-cell office:value-type="float" office:value="15.7186584859288" calcext:value-type="float">
            <text:p>15.718658</text:p>
          </table:table-cell>
          <table:table-cell office:value-type="float" office:value="2.30719592790319" calcext:value-type="float">
            <text:p>2.307196</text:p>
          </table:table-cell>
          <table:table-cell office:value-type="float" office:value="1.99926638686029" calcext:value-type="float">
            <text:p>1.99926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419018322385" calcext:value-type="float">
            <text:p>0.000142</text:p>
          </table:table-cell>
          <table:table-cell office:value-type="float" office:value="10.3308333578246" calcext:value-type="float">
            <text:p>10.330833</text:p>
          </table:table-cell>
          <table:table-cell office:value-type="float" office:value="1.23854262407553" calcext:value-type="float">
            <text:p>1.238543</text:p>
          </table:table-cell>
          <table:table-cell office:value-type="float" office:value="1.046563329272" calcext:value-type="float">
            <text:p>1.046563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607064854308254" calcext:value-type="float">
            <text:p>0.000006</text:p>
          </table:table-cell>
          <table:table-cell office:value-type="float" office:value="6.31426548680366" calcext:value-type="float">
            <text:p>6.314265</text:p>
          </table:table-cell>
          <table:table-cell office:value-type="float" office:value="0.67618509248688" calcext:value-type="float">
            <text:p>0.676185</text:p>
          </table:table-cell>
          <table:table-cell office:value-type="float" office:value="0.561032498808329" calcext:value-type="float">
            <text:p>0.561032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77068949708459" calcext:value-type="float">
            <text:p>0.000000</text:p>
          </table:table-cell>
          <table:table-cell office:value-type="float" office:value="3.79886762577882" calcext:value-type="float">
            <text:p>3.798868</text:p>
          </table:table-cell>
          <table:table-cell office:value-type="float" office:value="0.373991360957279" calcext:value-type="float">
            <text:p>0.373991</text:p>
          </table:table-cell>
          <table:table-cell office:value-type="float" office:value="0.307054914277897" calcext:value-type="float">
            <text:p>0.30705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430685998439668" calcext:value-type="float">
            <text:p>0.043069</text:p>
          </table:table-cell>
          <table:table-cell office:value-type="float" office:value="22.7990532052301" calcext:value-type="float">
            <text:p>22.799053</text:p>
          </table:table-cell>
          <table:table-cell office:value-type="float" office:value="4.46146441050514" calcext:value-type="float">
            <text:p>4.461464</text:p>
          </table:table-cell>
          <table:table-cell office:value-type="float" office:value="3.94785856745601" calcext:value-type="float">
            <text:p>3.947859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42598357695131" calcext:value-type="float">
            <text:p>0.002426</text:p>
          </table:table-cell>
          <table:table-cell office:value-type="float" office:value="15.6740902993962" calcext:value-type="float">
            <text:p>15.674090</text:p>
          </table:table-cell>
          <table:table-cell office:value-type="float" office:value="2.32655897899452" calcext:value-type="float">
            <text:p>2.326559</text:p>
          </table:table-cell>
          <table:table-cell office:value-type="float" office:value="2.01347314705833" calcext:value-type="float">
            <text:p>2.01347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17798667250801" calcext:value-type="float">
            <text:p>0.000118</text:p>
          </table:table-cell>
          <table:table-cell office:value-type="float" office:value="10.1330507590558" calcext:value-type="float">
            <text:p>10.133051</text:p>
          </table:table-cell>
          <table:table-cell office:value-type="float" office:value="1.2602527558129" calcext:value-type="float">
            <text:p>1.260253</text:p>
          </table:table-cell>
          <table:table-cell office:value-type="float" office:value="1.05597567472973" calcext:value-type="float">
            <text:p>1.05597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707710769869419" calcext:value-type="float">
            <text:p>0.000007</text:p>
          </table:table-cell>
          <table:table-cell office:value-type="float" office:value="6.3354416772299" calcext:value-type="float">
            <text:p>6.335442</text:p>
          </table:table-cell>
          <table:table-cell office:value-type="float" office:value="0.717271053579814" calcext:value-type="float">
            <text:p>0.717271</text:p>
          </table:table-cell>
          <table:table-cell office:value-type="float" office:value="0.583785070747053" calcext:value-type="float">
            <text:p>0.583785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83376330770346" calcext:value-type="float">
            <text:p>0.000000</text:p>
          </table:table-cell>
          <table:table-cell office:value-type="float" office:value="3.94269464848884" calcext:value-type="float">
            <text:p>3.942695</text:p>
          </table:table-cell>
          <table:table-cell office:value-type="float" office:value="0.442456852666153" calcext:value-type="float">
            <text:p>0.442457</text:p>
          </table:table-cell>
          <table:table-cell office:value-type="float" office:value="0.34890382158151" calcext:value-type="float">
            <text:p>0.34890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1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21620722842654" calcext:value-type="float">
            <text:p>0.052162</text:p>
          </table:table-cell>
          <table:table-cell office:value-type="float" office:value="22.9052268682453" calcext:value-type="float">
            <text:p>22.905227</text:p>
          </table:table-cell>
          <table:table-cell office:value-type="float" office:value="5.04739720541067" calcext:value-type="float">
            <text:p>5.047397</text:p>
          </table:table-cell>
          <table:table-cell office:value-type="float" office:value="4.20210758247829" calcext:value-type="float">
            <text:p>4.202108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358862551423481" calcext:value-type="float">
            <text:p>0.003589</text:p>
          </table:table-cell>
          <table:table-cell office:value-type="float" office:value="17.6768914092541" calcext:value-type="float">
            <text:p>17.676891</text:p>
          </table:table-cell>
          <table:table-cell office:value-type="float" office:value="3.30897394365046" calcext:value-type="float">
            <text:p>3.308974</text:p>
          </table:table-cell>
          <table:table-cell office:value-type="float" office:value="2.60073326903556" calcext:value-type="float">
            <text:p>2.60073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93345290613474" calcext:value-type="float">
            <text:p>0.000293</text:p>
          </table:table-cell>
          <table:table-cell office:value-type="float" office:value="14.415047835848" calcext:value-type="float">
            <text:p>14.415048</text:p>
          </table:table-cell>
          <table:table-cell office:value-type="float" office:value="2.63287233050162" calcext:value-type="float">
            <text:p>2.632872</text:p>
          </table:table-cell>
          <table:table-cell office:value-type="float" office:value="2.00304442401897" calcext:value-type="float">
            <text:p>2.00304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265850315345695" calcext:value-type="float">
            <text:p>0.000027</text:p>
          </table:table-cell>
          <table:table-cell office:value-type="float" office:value="14.0559034773703" calcext:value-type="float">
            <text:p>14.055903</text:p>
          </table:table-cell>
          <table:table-cell office:value-type="float" office:value="2.40695553234384" calcext:value-type="float">
            <text:p>2.406956</text:p>
          </table:table-cell>
          <table:table-cell office:value-type="float" office:value="1.82036538217619" calcext:value-type="float">
            <text:p>1.820365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12753288504786" calcext:value-type="float">
            <text:p>0.000002</text:p>
          </table:table-cell>
          <table:table-cell office:value-type="float" office:value="14.855461736174" calcext:value-type="float">
            <text:p>14.855462</text:p>
          </table:table-cell>
          <table:table-cell office:value-type="float" office:value="2.33524445761107" calcext:value-type="float">
            <text:p>2.335244</text:p>
          </table:table-cell>
          <table:table-cell office:value-type="float" office:value="1.76441104218337" calcext:value-type="float">
            <text:p>1.764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7:33:58.130119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2-12T14:20:56.047681920</dc:date>
    <meta:editing-duration>PT16M32S</meta:editing-duration>
    <meta:editing-cycles>5</meta:editing-cycles>
    <meta:generator>LibreOffice/25.8.4.2$Linux_X86_64 LibreOffice_project/580$Build-2</meta:generator>
    <meta:document-statistic meta:table-count="3" meta:cell-count="216" meta:object-count="0"/>
  </office:meta>
</office:document-meta>
</file>